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color="#ff3333" fo:font-family="'Ubuntu Mono'" style:font-pitch="fixed" fo:font-size="24pt" style:font-size-asian="24pt" style:font-size-complex="24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22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3">sudo pkg install base64</text:span></text:p>
                  </text:list-item>
                  <text:list-item>
                    <text:p><text:span text:style-name="T23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4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5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3:36</dc:date>
    <meta:editing-cycles>598</meta:editing-cycles>
    <meta:editing-duration>P10DT14H56M47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